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 table:number-columns-spanned="1" table:number-rows-spanned="8">
            <text:p>span1</text:p>
          </table:table-cell>
          <table:table-cell office:value-type="string" calcext:value-type="string" table:number-columns-spanned="1" table:number-rows-spanned="5">
            <text:p>span2</text:p>
          </table:table-cell>
          <table:table-cell office:value-type="string" calcext:value-type="string" table:number-columns-spanned="1" table:number-rows-spanned="2">
            <text:p>span3</text:p>
          </table:table-cell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7">
            <text:p>span6</text:p>
          </table:table-cell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1" table:number-rows-spanned="7">
            <text:p>span5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7">
            <text:p>span4</text:p>
          </table:table-cell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 table:number-columns-spanned="1" table:number-rows-spanned="11">
            <text:p>span9</text:p>
          </table:table-cell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/>
          <table:table-cell office:value-type="string" calcext:value-type="string" table:number-columns-spanned="1" table:number-rows-spanned="8">
            <text:p>span8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span7</text:p>
          </table:table-cell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6:14:13.058000000</meta:creation-date>
    <dc:date>2024-12-07T16:15:24.369000000</dc:date>
    <meta:editing-duration>PT1M11S</meta:editing-duration>
    <meta:editing-cycles>1</meta:editing-cycles>
    <meta:document-statistic meta:table-count="1" meta:cell-count="9" meta:object-count="0"/>
    <meta:generator>LibreOffice/24.8.3.2$Windows_X86_64 LibreOffice_project/48a6bac9e7e268aeb4c3483fcf825c94556d9f92</meta:generator>
  </office:meta>
</office:document-meta>
</file>